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style:paragraph-properties fo:margin-top="0cm" fo:margin-bottom="0cm" style:contextual-spacing="false" fo:line-height="100%" style:page-number="auto" fo:break-before="auto" fo:break-after="auto" fo:keep-with-next="auto"/>
      <style:text-properties officeooo:rsid="002f9e48" officeooo:paragraph-rsid="002f9e48"/>
    </style:style>
    <style:style style:name="P2" style:family="paragraph" style:parent-style-name="Text_20_body" style:master-page-name="">
      <style:paragraph-properties fo:margin-top="0cm" fo:margin-bottom="0cm" style:contextual-spacing="false" fo:line-height="100%" style:page-number="auto" fo:break-before="auto" fo:break-after="auto" fo:keep-with-next="auto"/>
    </style:style>
    <style:style style:name="P3" style:family="paragraph" style:parent-style-name="Text_20_body" style:master-page-name="">
      <style:paragraph-properties fo:line-height="100%" style:page-number="auto" fo:break-before="auto" fo:break-after="auto" fo:keep-with-next="auto"/>
      <style:text-properties fo:font-size="9pt" officeooo:rsid="002f9e48" officeooo:paragraph-rsid="002f9e48" style:font-size-asian="9pt" style:font-size-complex="9pt"/>
    </style:style>
    <style:style style:name="P4" style:family="paragraph" style:parent-style-name="Text_20_body">
      <style:paragraph-properties fo:text-align="start" style:justify-single-word="false"/>
      <style:text-properties officeooo:rsid="0019bb4e" officeooo:paragraph-rsid="0026620a"/>
    </style:style>
    <style:style style:name="P5" style:family="paragraph" style:parent-style-name="Text_20_body">
      <style:paragraph-properties fo:text-align="start" style:justify-single-word="false" fo:keep-with-next="auto"/>
      <style:text-properties officeooo:rsid="002dc772" officeooo:paragraph-rsid="002dc772"/>
    </style:style>
    <style:style style:name="P6" style:family="paragraph" style:parent-style-name="Text_20_body">
      <style:paragraph-properties fo:text-align="justify" style:justify-single-word="false"/>
      <style:text-properties officeooo:rsid="002adce3" officeooo:paragraph-rsid="002adce3"/>
    </style:style>
    <style:style style:name="P7" style:family="paragraph" style:parent-style-name="Text_20_body">
      <style:paragraph-properties fo:text-align="justify" style:justify-single-word="false"/>
      <style:text-properties officeooo:rsid="0031aaf8" officeooo:paragraph-rsid="0031aaf8"/>
    </style:style>
    <style:style style:name="P8" style:family="paragraph" style:parent-style-name="Text_20_body">
      <style:paragraph-properties fo:text-align="justify" style:justify-single-word="false"/>
      <style:text-properties officeooo:rsid="0031aaf8" officeooo:paragraph-rsid="0033df54"/>
    </style:style>
    <style:style style:name="P9" style:family="paragraph" style:parent-style-name="Text_20_body">
      <style:paragraph-properties fo:text-align="justify" style:justify-single-word="false"/>
      <style:text-properties officeooo:rsid="0023e05a" officeooo:paragraph-rsid="0033df54"/>
    </style:style>
    <style:style style:name="P10" style:family="paragraph" style:parent-style-name="Text_20_body">
      <style:paragraph-properties fo:text-align="justify" style:justify-single-word="false"/>
      <style:text-properties officeooo:rsid="0023e05a" officeooo:paragraph-rsid="0034c74a"/>
    </style:style>
    <style:style style:name="P11" style:family="paragraph" style:parent-style-name="Cuerpo_20_de_20_texto.numeroejercicio" style:master-page-name="HTML">
      <style:paragraph-properties style:page-number="auto"/>
      <style:text-properties officeooo:rsid="0019bb4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63553" officeooo:paragraph-rsid="0034c74a"/>
    </style:style>
    <style:style style:name="P13" style:family="paragraph" style:parent-style-name="Text_20_body" style:list-style-name="L1" style:master-page-name="">
      <style:paragraph-properties fo:text-align="justify" style:justify-single-word="false" style:page-number="auto" fo:keep-with-next="auto"/>
      <style:text-properties officeooo:rsid="001b782d" officeooo:paragraph-rsid="001b782d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1b782d" officeooo:paragraph-rsid="001b782d"/>
    </style:style>
    <style:style style:name="P15" style:family="paragraph" style:parent-style-name="Text_20_body" style:list-style-name="L1">
      <style:paragraph-properties fo:text-align="justify" style:justify-single-word="false" fo:break-before="page"/>
      <style:text-properties officeooo:rsid="001b782d" officeooo:paragraph-rsid="001b782d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1b782d" officeooo:paragraph-rsid="0021f3b3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31aaf8" officeooo:paragraph-rsid="0031aaf8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31aaf8" officeooo:paragraph-rsid="0033df54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021f3b3" officeooo:paragraph-rsid="0021f3b3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2adce3" officeooo:paragraph-rsid="002adce3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033df54" officeooo:paragraph-rsid="0033df54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22d232" officeooo:paragraph-rsid="0022d232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52859" officeooo:paragraph-rsid="0019bb4e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263553" officeooo:paragraph-rsid="0034c74a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paragraph-rsid="0019bb4e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2dc772" officeooo:paragraph-rsid="002dc7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121ae"/>
    </style:style>
    <style:style style:name="T4" style:family="text">
      <style:text-properties officeooo:rsid="0021f3b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adce3" style:font-weight-asian="normal" style:font-weight-complex="normal"/>
    </style:style>
    <style:style style:name="T7" style:family="text">
      <style:text-properties officeooo:rsid="0023e05a"/>
    </style:style>
    <style:style style:name="T8" style:family="text">
      <style:text-properties officeooo:rsid="002adce3"/>
    </style:style>
    <style:style style:name="T9" style:family="text">
      <style:text-properties officeooo:rsid="002dc772"/>
    </style:style>
    <style:style style:name="T10" style:family="text">
      <style:text-properties officeooo:rsid="0031aaf8"/>
    </style:style>
    <style:style style:name="T11" style:family="text">
      <style:text-properties officeooo:rsid="0026620a"/>
    </style:style>
    <style:style style:name="T12" style:family="text">
      <style:text-properties officeooo:rsid="0033df54"/>
    </style:style>
    <style:style style:name="T13" style:family="text">
      <style:text-properties officeooo:rsid="00252859"/>
    </style:style>
    <style:style style:name="T14" style:family="text">
      <style:text-properties officeooo:rsid="0034c74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UESTIONARIO</text:p>
      <text:list xml:id="list2422722068" text:style-name="L1">
        <text:list-item>
          <text:p text:style-name="P13"><text:span text:style-name="T4">¿Para qué sirve CSS?</text:span>.</text:p>
          <text:p text:style-name="P17">Para dar formato y estructura a los html </text:p>
        </text:list-item>
        <text:list-item>
          <text:p text:style-name="P19">Explicar la estructura de una regla CSS.</text:p>
        </text:list-item>
      </text:list>
      <text:p text:style-name="P8"><text:tab/>Primero se pone el selector y luego unas llaves,entre las llaves pones los valores css<text:tab/></text:p>
      <text:list xml:id="list162248496638593" text:continue-numbering="true" text:style-name="L1">
        <text:list-item>
          <text:p text:style-name="P18"><text:span text:style-name="T12"><text:s text:c="7"/>3.</text:span><text:span text:style-name="T11">Explicar los 3 lugares dónde se puede incluir CSS. ¿Cuál se recomienda? ¿Por </text:span><text:span text:style-name="T8">qué</text:span><text:span text:style-name="T11">?</text:span></text:p>
        </text:list-item>
      </text:list>
      <text:p text:style-name="P7">Se puede poner en las etiquetas el atributo style. No se recomienda</text:p>
      <text:p text:style-name="P7">En el encabezado dentro de un style</text:p>
      <text:p text:style-name="P7">En un archivo externo con extension css</text:p>
      <text:list xml:id="list162248362697365" text:continue-numbering="true" text:style-name="L1">
        <text:list-item>
          <text:p text:style-name="P16">¿<text:span text:style-name="T4">A quién se aplica la siguiente regla? </text:span></text:p>
        </text:list-item>
      </text:list>
      <text:p text:style-name="Codio">* {} <text:span text:style-name="T10">A todo</text:span></text:p>
      <text:list xml:id="list162247986482302" text:continue-numbering="true" text:style-name="L1">
        <text:list-item>
          <text:p text:style-name="P20">¿Cuándo se usa id y cuando se usa class?</text:p>
        </text:list-item>
      </text:list>
      <text:p text:style-name="P6"><text:tab/><text:span text:style-name="T10">Nunca usar id esta desaconsejado, class se puede usar cuando quieres cambiar algo en concreto y no puedes usar selectores como ~ * + </text:span></text:p>
      <text:list xml:id="list162247888346307" text:continue-numbering="true" text:style-name="L1">
        <text:list-item>
          <text:p text:style-name="P20">Si un párrafo tiene id y class con distinto formato, ¿Cuál se le aplica?</text:p>
        </text:list-item>
      </text:list>
      <text:p text:style-name="P7"><text:tab/>Se aplica Id tiene preferencia ante class</text:p>
      <text:list xml:id="list162248235752199" text:continue-numbering="true" text:style-name="L1">
        <text:list-item>
          <text:p text:style-name="P19">Se quiere dar el mismo estilo a los elementos div, img y p, definir una <text:span text:style-name="T2">única </text:span><text:span text:style-name="T5">regla para definir el estilo de todos ellos. </text:span><text:span text:style-name="T6">¿Cómo lo harías?</text:span></text:p>
          <text:p text:style-name="P21"><text:span text:style-name="T6">C</text:span><text:span text:style-name="T5">on un class </text:span></text:p>
        </text:list-item>
        <text:list-item>
          <text:p text:style-name="P22">Indicar a qué elementos se aplican las siguientes reglas:</text:p>
        </text:list-item>
      </text:list>
      <text:p text:style-name="P9"><text:span text:style-name="T8">p a</text:span>{<text:span text:style-name="T12">A todos los p descendientes de a</text:span>} </text:p>
      <text:p text:style-name="P10"><text:span text:style-name="T8">p &gt; a {</text:span><text:span text:style-name="T14">Los a hijos directos de p</text:span><text:span text:style-name="T8">} <text:s text:c="10"/></text:span></text:p>
      <text:p text:style-name="P10">h1, p, span {<text:span text:style-name="T14">a todos los h1,p y span</text:span>}<text:tab/><text:tab/></text:p>
      <text:p text:style-name="P10">h1 p span {<text:span text:style-name="T14">A todos los p descendientes de h1 y todos los span descendientes de p</text:span>}</text:p>
      <text:p text:style-name="P10">body, div {<text:span text:style-name="T14">a todos los body y los div</text:span>}<text:tab/><text:tab/></text:p>
      <text:p text:style-name="P10">body div{<text:span text:style-name="T14">A todos los descendientes div de body</text:span>}</text:p>
      <text:list xml:id="list162247551275643" text:continue-numbering="true" text:style-name="L1">
        <text:list-item>
          <text:p text:style-name="P14"><text:span text:style-name="T7">¿Qué selector se utiliza para dar estilo a un conjunto de elementos de diferente tipo, pero sol</text:span><text:span text:style-name="T8">o</text:span><text:span text:style-name="T7"> a algunos elementos de esos tipos?</text:span>.<text:span text:style-name="T14">Class</text:span></text:p>
          <text:p text:style-name="P15"/>
        </text:list-item>
        <text:list-item>
          <text:p text:style-name="P23">Indicar a quién se aplican las siguientes reglas CSS.</text:p>
          <text:p text:style-name="P12">A{} <text:tab/><text:tab/></text:p>
          <text:p text:style-name="P12">#cabecera{<text:span text:style-name="T14">A los id que tengan cabecera como id</text:span>}<text:tab/><text:tab/></text:p>
          <text:p text:style-name="P12">.cabecera{<text:span text:style-name="T14">A Las clases que tiene cabecera como calse</text:span>}</text:p>
          <text:p text:style-name="P12"><text:tab/>div .foto{<text:span text:style-name="T14">A los div que tienen como class foto</text:span>}<text:tab/><text:tab/></text:p>
          <text:p text:style-name="P12">div, #foto{<text:span text:style-name="T14">los div que tienen como id foto</text:span>}</text:p>
          <text:p text:style-name="P24"><text:tab/>.contenedor, img{<text:span text:style-name="T14">los que tienen class contenedor y los img</text:span>}<text:tab/> </text:p>
          <text:p text:style-name="P24">.contenedor img {<text:span text:style-name="T14">los que tienen id contenedor y los img</text:span>}<text:tab/></text:p>
          <text:p text:style-name="P24">body #contenedor .contenedor{}</text:p>
        </text:list-item>
        <text:list-item>
          <text:p text:style-name="P25"><text:span text:style-name="T13"><text:s/></text:span><text:span text:style-name="T9">¿Cuál es la diferencia entre estas reglas? Pon un ejemplo con código para ilustrarlo:</text:span></text:p>
          <text:p text:style-name="P26">p a {} <text:s text:c="2"/>y <text:s text:c="6"/>p &gt; a { }</text:p>
        </text:list-item>
      </text:list>
      <text:p text:style-name="P4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115%" style:page-number="auto" fo:break-before="auto" fo:break-after="auto" fo:keep-with-next="always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uerpo_20_de_20_texto.numeroejercicio" style:display-name="Cuerpo de texto.numeroejercicio" style:family="paragraph" style:parent-style-name="Text_20_body">
      <style:paragraph-properties fo:text-align="center" style:justify-single-word="false" fo:padding="0.049cm" fo:border="0.06pt solid #00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o" style:family="paragraph" style:parent-style-name="Text_20_body">
      <loext:graphic-properties draw:fill="solid" draw:fill-color="#cccccc"/>
      <style:paragraph-properties fo:margin-top="0cm" fo:margin-bottom="0.199cm" style:contextual-spacing="false" fo:line-height="100%" fo:text-align="justify" style:justify-single-word="false" fo:background-color="#cccccc" fo:padding="0.049cm" fo:border="0.06pt solid #000000" style:shadow="none"/>
      <style:text-properties style:font-name="Courier New" fo:font-family="'Courier New'" style:font-style-name="Normal" style:font-family-generic="modern" style:font-pitch="fixed" officeooo:rsid="001b782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style:contextual-spacing="false" fo:line-height="100%" style:page-number="auto" fo:break-before="auto" fo:break-after="auto" fo:keep-with-next="auto"/>
      <style:text-properties officeooo:rsid="002f9e48" officeooo:paragraph-rsid="002f9e48"/>
    </style:style>
    <style:style style:name="MP2" style:family="paragraph" style:parent-style-name="Text_20_body" style:master-page-name="">
      <style:paragraph-properties fo:margin-top="0cm" fo:margin-bottom="0cm" style:contextual-spacing="false" fo:line-height="100%" style:page-number="auto" fo:break-before="auto" fo:break-after="auto" fo:keep-with-next="auto"/>
    </style:style>
    <style:style style:name="MP3" style:family="paragraph" style:parent-style-name="Text_20_body" style:master-page-name="">
      <style:paragraph-properties fo:line-height="100%" style:page-number="auto" fo:break-before="auto" fo:break-after="auto" fo:keep-with-next="auto"/>
      <style:text-properties fo:font-size="9pt" officeooo:rsid="002f9e48" officeooo:paragraph-rsid="002f9e48" style:font-size-asian="9pt" style:font-size-complex="9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3121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>
      <style:header>
        <text:p text:style-name="MP1"><text:span text:style-name="MT1">Diseño de Interfaces Web<text:tab/></text:span><text:tab/><text:tab/><text:tab/><text:tab/><text:tab/><text:tab/><text:tab/><text:tab/><text:tab/><text:span text:style-name="MT2">2º DAW</text:span></text:p>
        <text:p text:style-name="MP2"/>
        <text:p text:style-name="MP3">Mari Cruz Gómez García<text:tab/><text:tab/><text:tab/><text:tab/><text:tab/><text:tab/><text:tab/><text:tab/><text:tab/> <text:s text:c="6"/><text:tab/><text:tab/>Curso 2<text:span text:style-name="MT3">3</text:span>/2<text:span text:style-name="MT3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5T17:05:59.103000000</dc:date>
    <meta:editing-duration>PT18H3M37S</meta:editing-duration>
    <meta:editing-cycles>26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39" meta:word-count="373" meta:character-count="2037" meta:non-whitespace-character-count="1634"/>
  </office:meta>
</office:document-meta>
</file>